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9" style:family="table-cell" style:parent-style-name="Default" style:data-style-name="N0">
      <style:table-cell-properties fo:background-color="#70AD47"/>
    </style:style>
    <style:style style:name="ce10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14" style:family="table-cell" style:parent-style-name="Default" style:data-style-name="N0">
      <style:table-cell-properties fo:background-color="#7030A0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C000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7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48166666666667cm"/>
    </style:style>
    <style:style style:name="co3" style:family="table-column">
      <style:table-column-properties fo:break-before="auto" style:column-width="0.8678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7"/>
        <table:table-column table:style-name="co3" table:number-columns-repeated="3" table:default-cell-style-name="ce7"/>
        <table:table-column table:style-name="co3" table:default-cell-style-name="ce8"/>
        <table:table-column table:style-name="co3" table:number-columns-repeated="93" table:default-cell-style-name="ce1"/>
        <table:table-column table:style-name="co1" table:number-columns-repeated="16285" table:default-cell-style-name="ce1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4">
            <text:p>Café des dresseurs</text:p>
          </table:table-cell>
          <table:table-cell office:value-type="string" table:style-name="ce5">
            <text:p>Saga Ariane</text:p>
          </table:table-cell>
          <table:table-cell office:value-type="string" table:style-name="ce5">
            <text:p>Mt. Mugogwe (Elector)</text:p>
          </table:table-cell>
          <table:table-cell office:value-type="string" table:style-name="ce6">
            <text:p>Mt. Nyakabanda (Sulfura)</text:p>
          </table:table-cell>
          <table:table-cell office:value-type="string" table:style-name="ce2">
            <text:p>Ischwa Island (Artikodin)</text:p>
          </table:table-cell>
          <table:table-cell table:number-columns-repeated="16377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 Bulbizarr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2 Herbizarr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3 Florizarre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 Salamèch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5 Reptincel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6 Dracaufeu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 Carapuc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8 Carabaff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9 Tortank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 Chenipan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1 Crisacier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2 Papillusion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7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 Aspicot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4 Coconfort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5 Dardargnant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6 Roucool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7 Roucoops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8 Roucarnag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9 Rattata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20 Rattatac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1 Piafabec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22 Rapasdepic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3 Abo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24 Arbock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, S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S, 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5 Pikatchu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26 Raitchu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7 Sablette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28 Sablairau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1">
            <text:p>X, 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9 Nidoran F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30 Nidornina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31 Nodoqueen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2 Nidoran M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33 Nidorino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34 Nidoking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5 Mélofé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36 Mélodelfe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7 Goupix</text:p>
          </table:table-cell>
          <table:table-cell table:style-name="ce10"/>
          <table:table-cell table:number-columns-repeated="3" table:style-name="ce7"/>
          <table:table-cell office:value-type="string" table:style-name="ce13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9">
            <text:p>38 Feunard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9 Rondoudou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40 Grodoudou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1 Nosferapti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42 Nosferalto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, X</text:p>
          </table:table-cell>
          <table:table-cell office:value-type="string" table:style-name="ce11">
            <text:p>X, 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3 Mystèrb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44 Ortid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45 Raflessia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6 Paras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47 Parasect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8 Mimitos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49 Aéromit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0 Taupiqueur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51 Triopiqueur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2 Miaouss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">
            <text:p>53 Persian</text:p>
          </table:table-cell>
          <table:table-cell table:number-columns-repeated="4" table:style-name="ce7"/>
          <table:table-cell table:style-name="ce8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4 Psykokwak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55 Akwakwak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6 Férossing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57 Collosinge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8 Canninos</text:p>
          </table:table-cell>
          <table:table-cell table:style-name="ce10"/>
          <table:table-cell table:number-columns-repeated="3" table:style-name="ce7"/>
          <table:table-cell office:value-type="string" table:style-name="ce13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9">
            <text:p>59 Arkanin</text:p>
          </table:table-cell>
          <table:table-cell table:style-name="ce10"/>
          <table:table-cell table:number-columns-repeated="3" table:style-name="ce7"/>
          <table:table-cell office:value-type="string" table:style-name="ce11">
            <text:p>X, T</text:p>
          </table:table-cell>
          <table:table-cell office:value-type="string" table:style-name="ce11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60 Ptitard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61 Têtart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62 Tartard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S, 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X, 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3 Abra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64 Kadabra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65 Alakazam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5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6 Machoc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67 Machopeur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68 Mackogneu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9 Chetiflor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70 Bousiflor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71 Empiflor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72 Tentacool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4">
            <text:p>73 Tentacruel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S, T</text:p>
          </table:table-cell>
          <table:table-cell office:value-type="string" table:style-name="ce11">
            <text:p>T</text:p>
          </table:table-cell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4 Racailloux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75 Gravalanch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office:value-type="string" table:style-name="ce13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9">
            <text:p>76 Grolem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7 Ponyta</text:p>
          </table:table-cell>
          <table:table-cell table:style-name="ce10"/>
          <table:table-cell table:number-columns-repeated="3" table:style-name="ce7"/>
          <table:table-cell office:value-type="string" table:style-name="ce13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9">
            <text:p>78 Galopa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9 Ramoloss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80 Flagadoss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1 Magneti</text:p>
          </table:table-cell>
          <table:table-cell table:style-name="ce10"/>
          <table:table-cell table:style-name="ce7"/>
          <table:table-cell office:value-type="string" table:style-name="ce12">
            <text:p>X</text:p>
          </table:table-cell>
          <table:table-cell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82 magneton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3 Canartichaud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4 Doduo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85 Dodrio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6 Otaria</text:p>
          </table:table-cell>
          <table:table-cell table:style-name="ce10"/>
          <table:table-cell table:number-columns-repeated="3" table:style-name="ce7"/>
          <table:table-cell table:style-name="ce8"/>
          <table:table-cell office:value-type="string" table:style-name="ce10">
            <text:p>X, T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87 Lamantine</text:p>
          </table:table-cell>
          <table:table-cell table:style-name="ce10"/>
          <table:table-cell table:number-columns-repeated="3" table:style-name="ce7"/>
          <table:table-cell office:value-type="string" table:style-name="ce11">
            <text:p>T</text:p>
          </table:table-cell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8 Tadmorv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89 Grostadmorv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5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90 Kokiyas</text:p>
          </table:table-cell>
          <table:table-cell table:style-name="ce10"/>
          <table:table-cell table:number-columns-repeated="3" table:style-name="ce7"/>
          <table:table-cell table:style-name="ce8"/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office:value-type="string" table:style-name="ce14">
            <text:p>91 Krustabri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8">
            <text:p>X, 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2 Fantominus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93 Spectrum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">
            <text:p>94 Ectoplasma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5 Onix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6 Spoporifik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97 Hypnomade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5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8 Krabby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99 Kraboss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S, T</text:p>
          </table:table-cell>
          <table:table-cell office:value-type="string" table:style-name="ce11">
            <text:p>T</text:p>
          </table:table-cell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0 Voltorbe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01 Electrod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2 Noeunoeuf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03 Noadkoko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4 Oselait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05 Ossatueur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6 Kickle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7 Tygnon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8 Exelangu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9 Smogo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10 Smogogo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7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1 Rinocorne</text:p>
          </table:table-cell>
          <table:table-cell table:style-name="ce10"/>
          <table:table-cell table:number-columns-repeated="3" table:style-name="ce7"/>
          <table:table-cell office:value-type="string" table:style-name="ce13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9">
            <text:p>112 Rinoféros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3 Leveinard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2" table:style-name="ce7"/>
          <table:table-cell office:value-type="string" table:style-name="ce15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4 Saquedeneu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16 Hypotrempe</text:p>
          </table:table-cell>
          <table:table-cell table:style-name="ce10"/>
          <table:table-cell table:number-columns-repeated="3" table:style-name="ce7"/>
          <table:table-cell table:style-name="ce8"/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117 Hypocean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2" table:style-name="ce7"/>
          <table:table-cell office:value-type="string" table:style-name="ce11">
            <text:p>T</text:p>
          </table:table-cell>
          <table:table-cell office:value-type="string" table:style-name="ce18">
            <text:p>X, 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18 Poissirèn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4">
            <text:p>119 Poissoroy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S</text:p>
          </table:table-cell>
          <table:table-cell office:value-type="string" table:style-name="ce11">
            <text:p>T</text:p>
          </table:table-cell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20 Stary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4">
            <text:p>121 Staross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2">
            <text:p>S</text:p>
          </table:table-cell>
          <table:table-cell office:value-type="string" table:style-name="ce11">
            <text:p>T</text:p>
          </table:table-cell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2 M.Mime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5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3 Insécateu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4 Lipoutou</text:p>
          </table:table-cell>
          <table:table-cell table:style-name="ce10"/>
          <table:table-cell table:number-columns-repeated="3" table:style-name="ce7"/>
          <table:table-cell office:value-type="string" table:style-name="ce11">
            <text:p>T</text:p>
          </table:table-cell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5 Electec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6 Magmar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X, 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7 Scarabrute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office:value-type="string" table:style-name="ce17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7"/>
          <table:table-cell table:style-name="ce8"/>
          <table:table-cell office:value-type="string" table:style-name="ce19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29 Magicarpe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S</text:p>
          </table:table-cell>
          <table:table-cell table:style-name="ce8"/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130 Leviato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S, 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1 Loklass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2" table:style-name="ce7"/>
          <table:table-cell table:style-name="ce8"/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2 Metamorph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X ,T</text:p>
          </table:table-cell>
          <table:table-cell table:style-name="ce7"/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3 Evoli</text:p>
          </table:table-cell>
          <table:table-cell table:style-name="ce10"/>
          <table:table-cell table:style-name="ce7"/>
          <table:table-cell office:value-type="string" table:style-name="ce12">
            <text:p>X</text:p>
          </table:table-cell>
          <table:table-cell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34 Aquali</text:p>
          </table:table-cell>
          <table:table-cell table:style-name="ce10"/>
          <table:table-cell table:style-name="ce7"/>
          <table:table-cell office:value-type="string" table:style-name="ce10">
            <text:p>X, T</text:p>
          </table:table-cell>
          <table:table-cell table:style-name="ce7"/>
          <table:table-cell table:style-name="ce8"/>
          <table:table-cell office:value-type="string" table:style-name="ce10">
            <text:p>X, T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135 Voltali</text:p>
          </table:table-cell>
          <table:table-cell table:style-name="ce10"/>
          <table:table-cell table:style-name="ce7"/>
          <table:table-cell office:value-type="string" table:style-name="ce12">
            <text:p>X</text:p>
          </table:table-cell>
          <table:table-cell office:value-type="string" table:style-name="ce10">
            <text:p>X, T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36 Pyroli</text:p>
          </table:table-cell>
          <table:table-cell table:style-name="ce10"/>
          <table:table-cell table:style-name="ce7"/>
          <table:table-cell office:value-type="string" table:style-name="ce12">
            <text:p>X</text:p>
          </table:table-cell>
          <table:table-cell table:style-name="ce7"/>
          <table:table-cell office:value-type="string" table:style-name="ce11">
            <text:p>X, 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7 Porygon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table:style-name="ce7"/>
          <table:table-cell table:style-name="ce8"/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38 Amonita</text:p>
          </table:table-cell>
          <table:table-cell table:style-name="ce10"/>
          <table:table-cell table:number-columns-repeated="3" table:style-name="ce7"/>
          <table:table-cell table:style-name="ce8"/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139 Amonistar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2" table:style-name="ce7"/>
          <table:table-cell table:style-name="ce8"/>
          <table:table-cell office:value-type="string" table:style-name="ce10">
            <text:p>X ,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40 Kabuto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41 Kabutops</text:p>
          </table:table-cell>
          <table:table-cell table:style-name="ce12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2" table:style-name="ce7"/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number-columns-repeated="4" table:style-name="ce7"/>
          <table:table-cell table:style-name="ce8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number-columns-repeated="3" table:style-name="ce7"/>
          <table:table-cell office:value-type="string" table:style-name="ce10">
            <text:p>T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number-columns-repeated="4" table:style-name="ce7"/>
          <table:table-cell table:style-name="ce8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47 Minidraco</text:p>
          </table:table-cell>
          <table:table-cell table:style-name="ce10"/>
          <table:table-cell table:number-columns-repeated="3" table:style-name="ce7"/>
          <table:table-cell table:number-columns-repeated="16379"/>
        </table:table-row>
        <table:table-row table:style-name="ro1">
          <table:table-cell office:value-type="string" table:style-name="ce9">
            <text:p>148 Draco</text:p>
          </table:table-cell>
          <table:table-cell table:style-name="ce10"/>
          <table:table-cell table:number-columns-repeated="3" table:style-name="ce7"/>
          <table:table-cell table:number-columns-repeated="16379"/>
        </table:table-row>
        <table:table-row table:style-name="ro1">
          <table:table-cell office:value-type="string" table:style-name="ce9">
            <text:p>149 Dracolosse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4"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6">
            <text:p>151 Mew</text:p>
          </table:table-cell>
          <table:table-cell table:number-columns-repeated="4" table:style-name="ce7"/>
          <table:table-cell table:number-columns-repeated="16379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meta:initial-creator>Dekum</meta:initial-creator>
    <dc:creator>Dekum</dc:creator>
    <meta:creation-date>2022-06-25T07:22:25Z</meta:creation-date>
    <dc:date>2023-04-24T19:54:43Z</dc:date>
    <meta:editing-duration>PT0S</meta:editing-duration>
  </office:meta>
</office:document-meta>
</file>